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416297115"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35689728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59679081"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114842865"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332603627"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49711771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25596073" text:continue-list="list133260362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78030268"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03462317"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773870419"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88805247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450059550"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322338694"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0858032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301480589" text:style-name="L2">
        <text:list-header>
          <text:p text:style-name="P28">❏<text:tab/>linkUp/linkDown</text:p>
        </text:list-header>
      </text:list>
      <text:p text:style-name="Text_20_body">Don't forget to update the startup config !</text:p>
      <text:p text:style-name="Text_20_body"/>
      <text:list xml:id="list320194009" text:continue-list="list408580324"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70081528" text:continue-list="list301480589"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59996673" text:continue-list="list32019400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215764431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08253061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219391464" text:continue-list="list870081528"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046305196" text:continue-list="list208253061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471235536" text:continue-list="list219391464" text:style-name="L2">
        <text:list-header>
          <text:p text:style-name="P28">❏<text:tab/>linkUp/linkDown</text:p>
        </text:list-header>
      </text:list>
      <text:p text:style-name="Text_20_body">Don't forget to update the startup config !</text:p>
      <text:p text:style-name="Heading_20_3"/>
      <text:list xml:id="list1099355063" text:continue-list="list104630519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874636700" text:continue-list="list471235536"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456844832" text:continue-list="list1099355063"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545939977" text:continue-list="list874636700"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378961455" text:continue-list="list145684483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32068830"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91040379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91951108"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783395119" text:continue-list="list545939977" text:style-name="L2">
        <text:list-header>
          <text:p text:style-name="P28">❏<text:tab/>linkUp/linkDown</text:p>
        </text:list-header>
      </text:list>
      <text:p text:style-name="Text_20_body">Don't forget to update the startup config !</text:p>
      <text:p text:style-name="Heading_20_3"/>
      <text:list xml:id="list2055895501" text:continue-list="list2091951108"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387196724" text:continue-list="list1783395119"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48776436" text:continue-list="list205589550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1859518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548213153"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2077008488"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898367478"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661050914"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173217497"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958692245" text:continue-list="list1661050914"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1967485350"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134149921" text:continue-list="list958692245"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56263122"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726862641"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309331151" text:continue-numbering="true" text:style-name="Outline">
        <text:list-item>
          <text:list>
            <text:list-item>
              <text:h text:style-name="Heading_20_2" text:outline-level="2">Database</text:h>
            </text:list-item>
          </text:list>
        </text:list-item>
      </text:list>
      <text:list xml:id="list1675962391"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834137117" text:continue-list="list30933115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532669450"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7249203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59789285"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1535425443" text:continue-list="list147249203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35232536"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547826149" text:continue-list="list1535425443" text:style-name="Outline">
        <text:list-item>
          <text:h text:style-name="Heading_20_1" text:outline-level="1">Additional Softwares</text:h>
        </text:list-item>
      </text:list>
      <text:p text:style-name="Standard"/>
      <text:list xml:id="list201508320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502154017"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55222656"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17061411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02259360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text:soft-page-break/>[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ext:soft-page-break/>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text:soft-page-break/>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ext:soft-page-break/>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text:soft-page-break/>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text:soft-page-break/></text:p>
      <text:p text:style-name="Standard">[vlan.nbtrapparserthreads]</text:p>
      <text:p text:style-name="Standard">type: text</text:p>
      <text:p text:style-name="Standard">description: Number of trap parser threads pfsetvlan should start. (default: 5)</text:p>
      <text:list xml:id="list138243352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9798539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68181606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1T15:50:29</dc:date>
    <meta:editing-cycles>656</meta:editing-cycles>
    <meta:editing-duration>PT300H42M19S</meta:editing-duration>
    <meta:document-statistic meta:table-count="1" meta:image-count="6" meta:object-count="0" meta:page-count="74" meta:paragraph-count="1207" meta:word-count="9770" meta:character-count="69176"/>
    <meta:user-defined meta:name="Info 1"/>
    <meta:user-defined meta:name="Info 2"/>
    <meta:user-defined meta:name="Info 3"/>
    <meta:user-defined meta:name="Info 4"/>
  </office:meta>
</office:document-meta>
</file>